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5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Text_20_body" style:list-style-name="WW8Num7"/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ubject>&lt;project&gt;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xml:id="list7927863463672570171" text:style-name="WW8Num7">
        <text:list-item>
          <text:p text:style-name="P7">The use case begins when &lt;actor&gt;, &lt;does something&gt;…</text:p>
        </text:list-item>
        <text:list-item>
          <text:p text:style-name="P7">&lt;basic flow step 1&gt;</text:p>
        </text:list-item>
        <text:list-item>
          <text:p text:style-name="P7">… </text:p>
        </text:list-item>
        <text:list-item>
          <text:p text:style-name="P7">&lt;basic flow step n&gt;</text:p>
        </text:list-item>
        <text:list-item>
          <text:p text:style-name="P7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1997008556966842428" text:style-name="WW8Num2">
        <text:list-item>
          <text:p text:style-name="P8">&lt;describe flow&gt; <text:s/></text:p>
        </text:list-item>
        <text:list-item>
          <text:p text:style-name="P8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5066861206136370126" text:style-name="WW8Num6">
        <text:list-item>
          <text:p text:style-name="P9">&lt;subflow 1, step 1&gt;</text:p>
        </text:list-item>
        <text:list-item>
          <text:p text:style-name="P9">…</text:p>
        </text:list-item>
        <text:list-item>
          <text:p text:style-name="P9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9093333401367937103" text:style-name="WW8Num5">
        <text:list-item>
          <text:p text:style-name="P10">&lt;scenario 1, step 1&gt;</text:p>
        </text:list-item>
        <text:list-item>
          <text:p text:style-name="P10">…</text:p>
        </text:list-item>
        <text:list-item>
          <text:p text:style-name="P10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style:line-height-at-least="0.1665in" fo:orphans="0" fo:widows="0" fo:text-indent="-0.5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loext:contextual-spacing="false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ubject>&lt;project&gt;</text:subject>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Use-case Specification: </text:span><text:span text:style-name="MT1"><text:title>&lt;use-case name&gt;</text:title></text:span><text:span text:style-name="MT1"> </text:span></text:p>
            </table:table-cell>
            <table:table-cell table:style-name="Table2.B1" office:value-type="string">
              <text:p text:style-name="MP1"><text:s text:c="2"/>Date: <text:s/>&lt;dd/mmm/yy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8-28T19:11:58.272676348</meta:creation-date>
    <dc:creator>uschsi</dc:creator>
    <dc:date>2007-07-17T16:00:00</dc:date>
    <meta:editing-cycles>2</meta:editing-cycles>
    <meta:document-statistic meta:table-count="2" meta:image-count="0" meta:object-count="0" meta:page-count="2" meta:paragraph-count="36" meta:word-count="144" meta:character-count="771" meta:non-whitespace-character-count="681"/>
    <meta:generator>LibreOffice/5.0.1.2.0$Linux_X86_64 LibreOffice_project/00m0$Build-2</meta:generator>
  </office:meta>
</office:document-meta>
</file>